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4f81bd" draw:textarea-horizontal-align="justify" draw:textarea-vertical-align="middle" draw:auto-grow-height="false" fo:min-height="1.655cm" fo:min-width="5.21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Alapértelmezet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4f81b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Alapértelmezett" presentation:presentation-page-layout-name="AL1T0">
        <draw:custom-shape draw:style-name="gr1" draw:text-style-name="P1" xml:id="id1" draw:id="id1" draw:layer="layout" svg:width="5.715cm" svg:height="1.905cm" svg:x="15.24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715cm" svg:height="1.905cm" svg:x="5.08cm" svg:y="7.62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0cm 10.15cm" svg:x1="20.955cm" svg:y1="3.492cm" svg:x2="10.795cm" svg:y2="8.572cm" draw:start-shape="id1" draw:start-glue-point="1" draw:end-shape="id2" draw:end-glue-point="1" svg:d="M20955 3492h500l-10 5080h-10650" svg:viewBox="0 0 10661 5081">
          <text:p/>
        </draw:connecto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8.624cm" svg:height="10.476cm" svg:x="1.482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3T13:07:33.736000000</meta:creation-date>
    <dc:date>2022-05-13T13:11:37.985000000</dc:date>
    <meta:editing-duration>PT2M58S</meta:editing-duration>
    <meta:editing-cycles>3</meta:editing-cycles>
    <meta:generator>LibreOfficeDev/7.4.0.0.alpha1$Windows_X86_64 LibreOffice_project/8ad920befe1290c40ef762e8d7d9797b1924f5d2</meta:generator>
    <meta:document-statistic meta:object-count="26"/>
  </office:meta>
</office:document-meta>
</file>